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ccessibility and HTML</text:h>
      <text:p text:style-name="Text_20_body"><text:span text:style-name="Strong_20_Emphasis">Requirements:</text:span></text:p>
      <text:list xml:id="list4898077575848900059" text:style-name="L1">
        <text:list-item>
          <text:p text:style-name="P2">Completed Learn HTML &amp; CSS Unit 2 Lesson 2 </text:p>
        </text:list-item>
      </text:list>
      <text:list xml:id="list1594124713193671944" text:style-name="L2">
        <text:list-item>
          <text:p text:style-name="P4">Introduction </text:p>
        </text:list-item>
        <text:list-item>
          <text:p text:style-name="P4">Alt text </text:p>
        </text:list-item>
        <text:list-item>
          <text:p text:style-name="P4">Special tags </text:p>
        </text:list-item>
        <text:list-item>
          <text:p text:style-name="P3">ARIA </text:p>
        </text:list-item>
      </text:list>
      <text:h text:style-name="Heading_20_4" text:outline-level="4"><text:span text:style-name="Strong_20_Emphasis">Introduction</text:span></text:h>
      <text:p text:style-name="Text_20_body">When designing and creating web pages, it's important that the web pages are accessible to all audiences. In particular, due to the visual and dynamic nature of the webpages that you’ll be making, it’s important to make sure that your website will also make sense to visually-impaired or blind users.</text:p>
      <text:p text:style-name="Text_20_body">Many visually-impaired or blind users access web pages with the help of <text:span text:style-name="Strong_20_Emphasis">screen readers</text:span>. Screen readers parse through the HTML of your web page and read the contents out loud, responding to commands to navigate around the page, and take actions such as clicking on a link, typing in an input field, or submitting a form. In this resource, we’ll give an overview of a few ways that you can improve the accessibility of your web page and help screen readers better interpret it!</text:p>
      <text:h text:style-name="Heading_20_4" text:outline-level="4"><text:span text:style-name="Strong_20_Emphasis">Alt text</text:span></text:h>
      <text:p text:style-name="Text_20_body">One way to make the elements of your page more comprehensible to screen readers is to provide <text:span text:style-name="Source_20_Text">alt</text:span> text for images. Alt, or alternative, text is provided as an attribute to the <text:span text:style-name="Source_20_Text">&lt;img&gt;</text:span> tag to describe the image to the screen reader. For instance, when encountering the below... </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First Web Page!&lt;/title&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lt;img src="https://en.wikipedia.org/wiki/File:Brown_bear.jpg" alt="A brown bear"/&gt;</text:span></text:p>
      <text:p text:style-name="Preformatted_20_Text"><text:span text:style-name="Source_20_Text"><text:s text:c="2"/>&lt;/body&gt;</text:span></text:p>
      <text:p text:style-name="P1"><text:span text:style-name="Source_20_Text">&lt;/html&gt;</text:span></text:p>
      <text:p text:style-name="Text_20_body">...the screen reader will be able to read aloud the description of the image ("A brown bear") to the user, as opposed to simply informing the user that an image exists on the page. Be sure to provide succinct <text:span text:style-name="Source_20_Text">alt</text:span> text descriptions for each image on your web page! </text:p>
      <text:h text:style-name="Heading_20_4" text:outline-level="4"><text:span text:style-name="Strong_20_Emphasis">Semantic tags</text:span></text:h>
      <text:p text:style-name="Text_20_body">As we think about styling text on a webpage, you might have noticed some overlap between the following pairs of tags: </text:p>
      <text:p text:style-name="Text_20_body"><text:span text:style-name="Source_20_Text">&lt;b&gt;</text:span> vs. <text:span text:style-name="Source_20_Text">&lt;strong&gt;</text:span> <text:line-break/><text:span text:style-name="Source_20_Text">&lt;i&gt;</text:span> vs. <text:span text:style-name="Source_20_Text">&lt;em&gt;</text:span></text:p>
      <text:p text:style-name="Text_20_body"><text:soft-page-break/>If you ever try swapping one of the tags in a pair for the other, you’ll most likely see that there’s little to no change in how the page looks. Both the <text:span text:style-name="Source_20_Text">&lt;b&gt;</text:span> and <text:span text:style-name="Source_20_Text">&lt;strong&gt;</text:span> tags bolden text, and the <text:span text:style-name="Source_20_Text">&lt;i&gt;</text:span> and <text:span text:style-name="Source_20_Text">&lt;em&gt;</text:span> italicize text. However, there’s a fundamental difference between each of the tags in a pair when it comes to accessibility!</text:p>
      <text:p text:style-name="Text_20_body">The <text:span text:style-name="Source_20_Text">&lt;b&gt;</text:span> and <text:span text:style-name="Source_20_Text">&lt;i&gt;</text:span> elements simply denote how the text should <text:span text:style-name="Emphasis">look</text:span>: text within these tags should appear as bold or italicized, respectively. </text:p>
      <text:p text:style-name="Text_20_body"><text:span text:style-name="Source_20_Text">&lt;strong&gt;</text:span> and <text:span text:style-name="Source_20_Text">&lt;em&gt;</text:span>, however, denote how text should be <text:span text:style-name="Emphasis">understood</text:span> and, though they result in the same visual appearance, they affect how the screen reader interprets them: text within these tags are read out with a different voice to indicate the emphasis for each. These tags are known as <text:span text:style-name="Emphasis">semantic tags</text:span>.</text:p>
      <text:p text:style-name="Text_20_body">So although <text:span text:style-name="Source_20_Text">&lt;strong&gt;</text:span> and <text:span text:style-name="Source_20_Text">&lt;em&gt;</text:span> result in visually similar text as <text:span text:style-name="Source_20_Text">&lt;b&gt;</text:span> and <text:span text:style-name="Source_20_Text">&lt;i&gt;</text:span>, they provide a way for screen readers to communicate the parts of text that are already highlighted visually to the user. </text:p>
      <text:h text:style-name="Heading_20_4" text:outline-level="4"><text:span text:style-name="Strong_20_Emphasis">ARIA</text:span></text:h>
      <text:p text:style-name="Text_20_body">ARIA, also known as WAI-ARIA, stands for <text:span text:style-name="Source_20_Text">Accessible Rich Internet Applications</text:span>. ARIA defines a variety of <text:span text:style-name="Source_20_Text">markup extensions</text:span>, usually HTML5 attributes, that can be added to elements to give screen readers more information about the element and help visually-impaired users better grasp what’s happening on the webpage. </text:p>
      <text:p text:style-name="Text_20_body">For instance, one useful ARIA attribute is the <text:span text:style-name="Source_20_Text">role</text:span> attribute. When added to an element, this will provide the screen reader with extra context about what that element’s function is in context of a page. For instance, the following HTML code is easily understood by a human to be a menu: </text:p>
      <text:p text:style-name="Preformatted_20_Text"><text:span text:style-name="Source_20_Text">&lt;nav&gt;</text:span></text:p>
      <text:p text:style-name="Preformatted_20_Text"><text:span text:style-name="Source_20_Text"><text:s/>&lt;ul&gt;</text:span></text:p>
      <text:p text:style-name="Preformatted_20_Text"><text:span text:style-name="Source_20_Text"><text:s text:c="3"/>&lt;li&gt;Put navigation here&lt;/li&gt;</text:span></text:p>
      <text:p text:style-name="Preformatted_20_Text"><text:span text:style-name="Source_20_Text"><text:s/>&lt;/ul&gt;</text:span></text:p>
      <text:p text:style-name="P1"><text:span text:style-name="Source_20_Text">&lt;/nav&gt;</text:span></text:p>
      <text:p text:style-name="Text_20_body">To a screen reader, however, it’s not so simple. To remedy this, we can add the <text:span text:style-name="Source_20_Text">role</text:span> attribute with value <text:span text:style-name="Source_20_Text">navigation</text:span>: </text:p>
      <text:p text:style-name="Preformatted_20_Text"><text:span text:style-name="Source_20_Text">&lt;nav role="navigation"&gt;</text:span></text:p>
      <text:p text:style-name="Preformatted_20_Text"><text:span text:style-name="Source_20_Text"><text:s/>&lt;ul&gt;</text:span></text:p>
      <text:p text:style-name="Preformatted_20_Text"><text:span text:style-name="Source_20_Text"><text:s text:c="3"/>&lt;li&gt;Put navigation here&lt;/li&gt;</text:span></text:p>
      <text:p text:style-name="Preformatted_20_Text"><text:span text:style-name="Source_20_Text"><text:s/>&lt;/ul&gt;</text:span></text:p>
      <text:p text:style-name="P1"><text:span text:style-name="Source_20_Text">&lt;/nav&gt;</text:span></text:p>
      <text:p text:style-name="Text_20_body">Now, the screen reader will know that this is a menu and present the options to the user accordingly. </text:p>
      <text:p text:style-name="Text_20_body">There are many other functions for ARIA attributes, such as telling the user the state of forms and checkboxes, and even calling their attention to an element on the page that was just changed by JavaScript. We won’t cover everything related to ARIA in this article, but feel free to check out the spec he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07:19:11.866854258</meta:creation-date>
    <dc:date>2017-03-29T07:21:54.149075231</dc:date>
    <meta:editing-duration>PT2M42S</meta:editing-duration>
    <meta:editing-cycles>1</meta:editing-cycles>
    <meta:document-statistic meta:table-count="0" meta:image-count="0" meta:object-count="0" meta:page-count="2" meta:paragraph-count="45" meta:word-count="685" meta:character-count="4040" meta:non-whitespace-character-count="3368"/>
    <meta:generator>LibreOffice/5.1.6.2$Linux_X86_64 LibreOffice_project/10m0$Build-2</meta:generator>
  </office:meta>
</office:document-meta>
</file>